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lossary</text:h>
      <text:h text:style-name="Heading_20_2" text:outline-level="2">Equipment / Gear names</text:h>
      <text:p text:style-name="P1">Wall</text:p>
      <text:p text:style-name="P2">Anchor</text:p>
      <text:p text:style-name="P2">Bolt holes</text:p>
      <text:p text:style-name="P2">Hanger</text:p>
      <text:p text:style-name="P2">Quick-Draw</text:p>
      <text:p text:style-name="P2">Daisy chain</text:p>
      <text:p text:style-name="Standard"/>
      <text:p text:style-name="P1">Belay device</text:p>
      <text:p text:style-name="P2">ATC</text:p>
      <text:p text:style-name="P2">Belay master</text:p>
      <text:p text:style-name="P2">Belay plate</text:p>
      <text:p text:style-name="P2">Bug</text:p>
      <text:p text:style-name="P2">Figure 8 descender</text:p>
      <text:p text:style-name="P2">Gri-Gri</text:p>
      <text:p text:style-name="P2">Stich plate</text:p>
      <text:p text:style-name="Standard"/>
      <text:p text:style-name="P1">Karabiner</text:p>
      <text:p text:style-name="P2">D-Shaped</text:p>
      <text:p text:style-name="P2">HMS</text:p>
      <text:p text:style-name="P2">Krab</text:p>
      <text:p text:style-name="P2">Pear-Shaped</text:p>
      <text:p text:style-name="P2">Screwgate</text:p>
      <text:p text:style-name="P2">Snapgate</text:p>
      <text:p text:style-name="P2"/>
      <text:p text:style-name="P1">Knots</text:p>
      <text:p text:style-name="P2">Alpine Butterfly</text:p>
      <text:p text:style-name="P2">Bight</text:p>
      <text:p text:style-name="P2">Bowline</text:p>
      <text:p text:style-name="P2">Clove Hitch</text:p>
      <text:p text:style-name="P2">Figure 8</text:p>
      <text:p text:style-name="P2">Figure 8 Rethreaded</text:p>
      <text:p text:style-name="P2">Fisherman's</text:p>
      <text:p text:style-name="P2">Italian Hitch</text:p>
      <text:p text:style-name="P2">Stopper Knot</text:p>
      <text:p text:style-name="Standard"/>
      <text:p text:style-name="P1">Other</text:p>
      <text:p text:style-name="P2">Sling</text:p>
      <text:p text:style-name="P2">Prussik</text:p>
      <text:p text:style-name="Standard"/>
      <text:p text:style-name="P1">Hold Types - On the Walls</text:p>
      <text:p text:style-name="P2">Arete</text:p>
      <text:p text:style-name="P2">Break</text:p>
      <text:p text:style-name="P2">Crimp</text:p>
      <text:p text:style-name="P2">Disc (Features)</text:p>
      <text:p text:style-name="P2">Features</text:p>
      <text:p text:style-name="P2">Flake</text:p>
      <text:p text:style-name="P2">Groove</text:p>
      <text:p text:style-name="P2">Jam</text:p>
      <text:p text:style-name="P2">Jug</text:p>
      <text:p text:style-name="P2">Mono</text:p>
      <text:p text:style-name="P2">Pocket</text:p>
      <text:p text:style-name="P2">Side-pull</text:p>
      <text:p text:style-name="P2">Sloper</text:p>
      <text:p text:style-name="P2">Thread</text:p>
      <text:p text:style-name="P2">Tufa</text:p>
      <text:p text:style-name="P2">Undercut</text:p>
      <text:p text:style-name="P2">Volume</text:p>
      <text:p text:style-name="Standard"/>
      <text:p text:style-name="P1">Climbing</text:p>
      <text:p text:style-name="P2">clean/successful/fail/rainbow</text:p>
      <text:p text:style-name="P2">beta</text:p>
      <text:p text:style-name="P2">onsight</text:p>
      <text:p text:style-name="P2">overhang</text:p>
      <text:p text:style-name="P2">steep</text:p>
      <text:p text:style-name="P2">slab</text:p>
      <text:p text:style-name="P2">campus, campusing</text:p>
      <text:p text:style-name="Standard"/>
      <text:p text:style-name="P1">Around the Centre</text:p>
      <text:p text:style-name="P2">Auto-belay</text:p>
      <text:p text:style-name="P2">Top roping</text:p>
      <text:p text:style-name="P2">Lead climbing</text:p>
      <text:p text:style-name="P2">clipping</text:p>
      <text:p text:style-name="P2">back-clipping</text:p>
      <text:p text:style-name="P2">z-clipping</text:p>
      <text:p text:style-name="P2">Anchor bag</text:p>
      <text:p text:style-name="P2">Seconding</text:p>
      <text:p text:style-name="P2">Drop zone</text:p>
      <text:p text:style-name="P2">Bouldering / Boulderer / Boulder</text:p>
      <text:p text:style-name="P2">spotting a boulderer</text:p>
      <text:p text:style-name="P2">Traverse / traversing</text:p>
      <text:p text:style-name="P2">traverse wall</text:p>
      <text:p text:style-name="P2">main walls</text:p>
      <text:p text:style-name="P2">Woody</text:p>
      <text:p text:style-name="P2">Pull-up board / Finger board</text:p>
      <text:p text:style-name="P2">chimney</text:p>
      <text:p text:style-name="P2">belay, belayer, belaying</text:p>
      <text:p text:style-name="P2">abseil / abseiling</text:p>
      <text:p text:style-name="Standard"/>
      <text:p text:style-name="P1">Techniques</text:p>
      <text:p text:style-name="P2">see techniques.txt</text:p>
      <text:p text:style-name="Standard"/>
      <text:p text:style-name="P1">Kids Clubs</text:p>
      <text:p text:style-name="P2">Trust</text:p>
      <text:p text:style-name="P2">Bronze</text:p>
      <text:p text:style-name="P2">Silver</text:p>
      <text:p text:style-name="P2">Gold</text:p>
      <text:p text:style-name="P2"/>
      <text:p text:style-name="P2">Mini Kids (5-8)</text:p>
      <text:p text:style-name="P2">Kids Club (8-16)</text:p>
      <text:p text:style-name="P2">Craghoppers (12-16)</text:p>
      <text:p text:style-name="Standard"/>
      <text:p text:style-name="P1">Unsorted</text:p>
      <text:p text:style-name="P2">ascend</text:p>
      <text:p text:style-name="P2">bolt holes</text:p>
      <text:p text:style-name="P2">bug</text:p>
      <text:p text:style-name="P2">commandments craggy</text:p>
      <text:p text:style-name="P2">competency</text:p>
      <text:p text:style-name="P2">craggy</text:p>
      <text:p text:style-name="P2">dynamic</text:p>
      <text:p text:style-name="P2">escape the system</text:p>
      <text:p text:style-name="P2">flaking</text:p>
      <text:p text:style-name="P2">grade</text:p>
      <text:p text:style-name="P2">gravity</text:p>
      <text:p text:style-name="P2">harnesses</text:p>
      <text:p text:style-name="P2">hold</text:p>
      <text:p text:style-name="P2">hvs</text:p>
      <text:p text:style-name="P2">indirect / direct / anchor</text:p>
      <text:p text:style-name="P2">limbo</text:p>
      <text:p text:style-name="P2">lower</text:p>
      <text:p text:style-name="P2">petzl / dmm / black diamond</text:p>
      <text:p text:style-name="P2">route</text:p>
      <text:p text:style-name="P2">sit start</text:p>
      <text:p text:style-name="P2">sport climbing</text:p>
      <text:p text:style-name="P2">stance</text:p>
      <text:p text:style-name="P2">static / rope / move</text:p>
      <text:p text:style-name="P2">sutton2 / craggy 2</text:p>
      <text:p text:style-name="P2">tailing</text:p>
      <text:p text:style-name="P2">tape / finger</text:p>
      <text:p text:style-name="P2">topping out</text:p>
      <text:p text:style-name="P2">unweighted</text:p>
      <text:p text:style-name="P2">vdiff</text:p>
      <text:p text:style-name="P2">weightin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>
          <style:column-sep style:width="0.002cm" style:color="#000000" style:height="100%"/>
          <style:column style:rel-width="2693*" fo:start-indent="0cm" fo:end-indent="0cm"/>
          <style:column style:rel-width="3728*" fo:start-indent="0cm" fo:end-indent="0cm"/>
          <style:column style:rel-width="3217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29T21:15:03</dc:date>
    <dc:creator>Richard Russon</dc:creator>
    <meta:generator>LibreOffice/3.3$Unix LibreOffice_project/330m19$Build-301</meta:generator>
    <meta:editing-duration>PT7M37S</meta:editing-duration>
    <meta:editing-cycles>3</meta:editing-cycles>
    <meta:document-statistic meta:table-count="0" meta:image-count="0" meta:object-count="0" meta:page-count="1" meta:paragraph-count="123" meta:word-count="204" meta:character-count="1248"/>
  </office:meta>
</office:document-meta>
</file>